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5d987" officeooo:paragraph-rsid="0015d987"/>
    </style:style>
    <style:style style:name="P2" style:family="paragraph" style:parent-style-name="Standard">
      <style:paragraph-properties fo:text-align="justify" style:justify-single-word="false"/>
      <style:text-properties officeooo:rsid="0015d987" officeooo:paragraph-rsid="0015d987"/>
    </style:style>
    <style:style style:name="P3" style:family="paragraph" style:parent-style-name="Standard">
      <style:paragraph-properties fo:text-align="justify" style:justify-single-word="false"/>
      <style:text-properties officeooo:rsid="0015d987" officeooo:paragraph-rsid="001724f4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5d987" officeooo:paragraph-rsid="0015d987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15d987" officeooo:paragraph-rsid="001724f4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16c9d1" officeooo:paragraph-rsid="0016c9d1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officeooo:rsid="0016c9d1" officeooo:paragraph-rsid="0016c9d1"/>
    </style:style>
    <style:style style:name="P8" style:family="paragraph" style:parent-style-name="Standard">
      <style:paragraph-properties fo:text-align="center" style:justify-single-word="false"/>
      <style:text-properties fo:font-size="16pt" officeooo:rsid="0015d987" officeooo:paragraph-rsid="0015d987" style:font-size-asian="16pt" style:font-size-complex="16pt"/>
    </style:style>
    <style:style style:name="P9" style:family="paragraph" style:parent-style-name="Standard">
      <style:paragraph-properties fo:text-align="justify" style:justify-single-word="false"/>
      <style:text-properties fo:font-size="13pt" officeooo:rsid="0015d987" officeooo:paragraph-rsid="0015d987" style:font-size-asian="13pt" style:font-size-complex="13pt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15d987" officeooo:paragraph-rsid="0015d987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15d987" officeooo:paragraph-rsid="0016e13d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weight="normal" officeooo:rsid="0016e318" officeooo:paragraph-rsid="0016e13d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weight="normal" officeooo:rsid="0016e318" officeooo:paragraph-rsid="0016e318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officeooo:rsid="0006b902" officeooo:paragraph-rsid="001724f4"/>
    </style:style>
    <style:style style:name="P1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normal" officeooo:rsid="0016e318" officeooo:paragraph-rsid="0016e318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officeooo:rsid="0015d987" officeooo:paragraph-rsid="0022af6a"/>
    </style:style>
    <style:style style:name="T1" style:family="text">
      <style:text-properties fo:font-weight="normal" officeooo:rsid="0016c9d1" style:font-weight-asian="normal" style:font-weight-complex="normal"/>
    </style:style>
    <style:style style:name="T2" style:family="text">
      <style:text-properties fo:font-weight="normal" officeooo:rsid="0016e13d" style:font-weight-asian="normal" style:font-weight-complex="normal"/>
    </style:style>
    <style:style style:name="T3" style:family="text">
      <style:text-properties officeooo:rsid="0016c9d1"/>
    </style:style>
    <style:style style:name="T4" style:family="text">
      <style:text-properties officeooo:rsid="001724f4"/>
    </style:style>
    <style:style style:name="T5" style:family="text">
      <style:text-properties fo:font-variant="normal" fo:text-transform="none" fo:color="#222222" style:font-name="arial" fo:font-size="12pt" fo:letter-spacing="normal" fo:font-style="normal" officeooo:rsid="0005fc98" style:font-weight-asian="normal" style:font-weight-complex="normal"/>
    </style:style>
    <style:style style:name="T6" style:family="text">
      <style:text-properties fo:font-variant="normal" fo:text-transform="none" fo:color="#222222" style:font-name="arial" fo:font-size="12pt" fo:letter-spacing="normal" fo:font-style="normal" officeooo:rsid="0005fc98"/>
    </style:style>
    <style:style style:name="T7" style:family="text">
      <style:text-properties officeooo:rsid="001755ef"/>
    </style:style>
    <style:style style:name="T8" style:family="text">
      <style:text-properties fo:font-weight="bold" officeooo:rsid="001755ef" style:font-weight-asian="bold" style:font-weight-complex="bold"/>
    </style:style>
    <style:style style:name="T9" style:family="text">
      <style:text-properties fo:font-size="13pt" officeooo:rsid="0006b902" style:font-size-asian="13pt" style:font-size-complex="13pt"/>
    </style:style>
    <style:style style:name="T10" style:family="text">
      <style:text-properties fo:font-size="13pt" officeooo:rsid="001e2f9a" style:font-size-asian="13pt" style:font-size-complex="13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officeooo:rsid="001724f4" style:font-size-asian="14pt" style:font-size-complex="14pt"/>
    </style:style>
    <style:style style:name="T13" style:family="text">
      <style:text-properties fo:font-size="14pt" officeooo:rsid="00212abd" style:font-size-asian="14pt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UNIVERSIDADE FEDERAL DE MATO GROSSO</text:p>
      <text:p text:style-name="P8">CAMPUS UNIVERSITÁRIO DO ARAGUAIA</text:p>
      <text:p text:style-name="P8">Instituto de Ciências Exatas e da Terra</text:p>
      <text:p text:style-name="P8">Curso de Bacharelado em Ciência da Computação</text:p>
      <text:p text:style-name="P1"/>
      <text:p text:style-name="P1"/>
      <text:p text:style-name="P1"/>
      <text:p text:style-name="P9">Disciplina: Estrutura de Dados II</text:p>
      <text:p text:style-name="P9">Professor: Ivairton M. Santos</text:p>
      <text:p text:style-name="P9"/>
      <text:p text:style-name="P9">Miguel Freitas de Lima Junior</text:p>
      <text:p text:style-name="P9"/>
      <text:p text:style-name="P9">Trabalho 4 – Grafos I</text:p>
      <text:p text:style-name="P9"/>
      <text:p text:style-name="P2"/>
      <text:p text:style-name="P2"/>
      <text:p text:style-name="P4">Grafos:</text:p>
      <text:p text:style-name="P2"><text:tab/><text:span text:style-name="T12">E</text:span><text:span text:style-name="T11">ntradas:</text:span></text:p>
      <text:p text:style-name="P2"><text:tab/><text:tab/><text:span text:style-name="T3">1 – Arq[0][5000].txt</text:span></text:p>
      <text:p text:style-name="P16"><text:tab/><text:tab/><text:span text:style-name="T3">2 – Arq[0][10000].txt</text:span></text:p>
      <text:p text:style-name="P3"><text:tab/><text:span text:style-name="T9">Máquina </text:span><text:span text:style-name="T10">U</text:span><text:span text:style-name="T9">tilizada:</text:span></text:p>
      <text:p text:style-name="P14"><text:tab/><text:tab/>Modelo: <text:s/>Intel(R) Core(TM) i5-6200U CPU @ 2.30GHz.</text:p>
      <text:p text:style-name="P14"><text:tab/><text:tab/>Arquitetura: <text:s/>x86_64.</text:p>
      <text:p text:style-name="P14"><text:tab/><text:tab/>SO: Ubuntu 16.04.5 LTS.</text:p>
      <text:p text:style-name="P7"/>
      <text:p text:style-name="P4">Lista encadeada:</text:p>
      <text:p text:style-name="P4"/>
      <text:p text:style-name="P5"><text:tab/><text:span text:style-name="T1">Para entrada 1 - Tempo Gasto: 1.84667e+10</text:span><text:span text:style-name="T5">µs</text:span></text:p>
      <text:p text:style-name="P5"><text:span text:style-name="T1"><text:tab/>Para entrada 2 - </text:span><text:span text:style-name="T2">Tempo Gasto: 1.49914e+11</text:span><text:span text:style-name="T5">µs</text:span></text:p>
      <text:p text:style-name="P10"/>
      <text:p text:style-name="P10"/>
      <text:p text:style-name="P6">Matriz de Adjacência:</text:p>
      <text:p text:style-name="P6"/>
      <text:p text:style-name="P5"><text:span text:style-name="T3"><text:tab/></text:span><text:span text:style-name="T1">Para entrada 1 – Tempo Gasto: 9.71968e+09</text:span><text:span text:style-name="T3"> </text:span><text:span text:style-name="T6">µs</text:span></text:p>
      <text:p text:style-name="P5"><text:tab/><text:span text:style-name="T1">Para entrada 2 - </text:span><text:span text:style-name="T2">Tempo Gasto: 7.61647e+10</text:span><text:span text:style-name="T5">µs</text:span></text:p>
      <text:p text:style-name="P12"/>
      <text:p text:style-name="P15">Observações e comparações:</text:p>
      <text:p text:style-name="P15"/>
      <text:p text:style-name="P13"><text:tab/><text:span text:style-name="T4">Observando o tempo gasto de cada manipulação das estruturas de grafos, podemos ver que a Matriz de Adjacência gasta menos tempo do que a Lista Encadeada.</text:span></text:p>
      <text:p text:style-name="P13"><text:tab/><text:span text:style-name="T7">No entando, a </text:span><text:span text:style-name="T8">Matriz de Adjacência</text:span><text:span text:style-name="T7"> tem um problema com uso de memória ineficiente, alocando uma matriz enorme e não diminuindo caso haja remoção tornando-a pouco eficente para um caso onde haja uma quantia de vertices muito grande. Já na </text:span><text:span text:style-name="T8">Lista Encadeada,</text:span><text:span text:style-name="T7"> ela tem o uso de memória inteligente se limitando somente a quantia de vertices já inseridos para alocação, porém, perdendo em tempo.</text:span></text:p>
      <text:p text:style-name="P13"/>
      <text:p text:style-name="P1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6:29:57.819967052</meta:creation-date>
    <dc:date>2018-10-04T16:52:07.439569899</dc:date>
    <meta:editing-duration>PT44M58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26" meta:word-count="188" meta:character-count="1228" meta:non-whitespace-character-count="1040"/>
  </office:meta>
</office:document-meta>
</file>